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33cc66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1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68cm" svg:height="1.409cm" svg:x="0.448cm" svg:y="8.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14" draw:layer="layout" svg:width="3.536cm" svg:height="0.357cm" svg:x="6.974cm" svg:y="12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0" draw:layer="layout" svg:width="3.536cm" svg:height="0.719cm" svg:x="6.657cm" svg:y="6.893cm">
          <text:p text:style-name="P3"><text:span text:style-name="T1">Check current</text:span></text:p>
          <text:p text:style-name="P3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" draw:layer="layout" svg:width="3.536cm" svg:height="0.807cm" svg:x="6.657cm" svg:y="0.464cm">
          <text:p text:style-name="P3"><text:span text:style-name="T1">Find reques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4.466cm" svg:height="0.807cm" svg:x="6.192cm" svg:y="3.785cm">
          <text:p text:style-name="P3"><text:span text:style-name="T1">Extract user idle job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3.536cm" svg:height="1.039cm" svg:x="6.657cm" svg:y="6.892cm">
          <text:p text:style-name="P3"><text:span text:style-name="T1">Check current</text:span></text:p>
          <text:p text:style-name="P3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8" draw:layer="layout" svg:width="4.043cm" svg:height="0.807cm" svg:x="3.695cm" svg:y="10.428cm">
          <text:p text:style-name="P3"><text:span text:style-name="T1">Request more glide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id="id2" draw:layer="layout" svg:width="2.387cm" svg:height="1.498cm" svg:x="7.232cm" svg:y="1.779cm">
          <text:p text:style-name="P4"><text:span text:style-name="T2">Foreach</text:span></text:p>
          <text:p text:style-name="P4"><text:span text:style-name="T2">requ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id="id6" draw:layer="layout" svg:width="3.626cm" svg:height="2.149cm" svg:x="3.912cm" svg:y="7.663cm">
          <text:p text:style-name="P4"><text:span text:style-name="T2">Enough glideins</text:span></text:p>
          <text:p text:style-name="P4"><text:span text:style-name="T2">For idle job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5" draw:layer="layout" svg:width="3.17cm" svg:height="0.807cm" svg:x="9.84cm" svg:y="8.723cm">
          <text:p text:style-name="P3"><text:span text:style-name="T1">Extract statis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3.536cm" svg:height="0.807cm" svg:x="6.974cm" svg:y="11.838cm">
          <text:p text:style-name="P3"><text:span text:style-name="T1">Generate glidein </text:span></text:p>
          <text:p text:style-name="P3"><text:span text:style-name="T1">request class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8.425cm" svg:y1="1.271cm" svg:x2="8.425cm" svg:y2="1.779cm" draw:start-shape="id1" draw:start-glue-point="2" draw:end-shape="id2" draw:end-glue-point="4" svg:d="m8425 1271v508">
          <text:p/>
        </draw:connector>
        <draw:connector draw:style-name="gr5" draw:text-style-name="P6" draw:layer="layout" draw:type="line" svg:x1="8.425cm" svg:y1="3.277cm" svg:x2="8.425cm" svg:y2="3.785cm" draw:start-shape="id2" draw:start-glue-point="6" draw:end-shape="id3" draw:end-glue-point="0" svg:d="m8425 3277v508">
          <text:p/>
        </draw:connector>
        <draw:connector draw:style-name="gr5" draw:text-style-name="P6" draw:layer="layout" draw:type="line" svg:x1="8.425cm" svg:y1="4.592cm" svg:x2="8.425cm" svg:y2="6.892cm" draw:start-shape="id3" draw:start-glue-point="2" draw:end-shape="id4" draw:end-glue-point="0" svg:d="m8425 4592v2300">
          <text:p/>
        </draw:connector>
        <draw:connector draw:style-name="gr5" draw:text-style-name="P6" draw:layer="layout" svg:x1="10.193cm" svg:y1="7.411cm" svg:x2="11.425cm" svg:y2="8.723cm" draw:start-shape="id4" draw:start-glue-point="1" draw:end-shape="id5" draw:end-glue-point="0" svg:d="m10193 7411h1232v1312">
          <text:p/>
        </draw:connector>
        <draw:connector draw:style-name="gr5" draw:text-style-name="P6" draw:layer="layout" svg:x1="6.657cm" svg:y1="7.411cm" svg:x2="5.724cm" svg:y2="7.663cm" draw:start-shape="id4" draw:start-glue-point="3" draw:end-shape="id6" draw:end-glue-point="4" svg:d="m6657 7411h-933v252">
          <text:p/>
        </draw:connector>
        <draw:connector draw:style-name="gr5" draw:text-style-name="P6" draw:layer="layout" svg:x1="7.538cm" svg:y1="8.737cm" svg:x2="8.742cm" svg:y2="11.838cm" draw:start-shape="id6" draw:start-glue-point="7" draw:end-shape="id7" draw:end-glue-point="0" svg:d="m7538 8737h1204v3101">
          <text:p/>
        </draw:connector>
        <draw:connector draw:style-name="gr5" draw:text-style-name="P6" draw:layer="layout" svg:x1="5.716cm" svg:y1="11.235cm" svg:x2="6.974cm" svg:y2="12.241cm" draw:start-shape="id8" draw:start-glue-point="2" draw:end-shape="id7" draw:end-glue-point="3" svg:d="m5716 11235v1006h1258">
          <text:p/>
        </draw:connector>
        <draw:connector draw:style-name="gr5" draw:text-style-name="P6" draw:layer="layout" svg:x1="11.425cm" svg:y1="9.53cm" svg:x2="10.51cm" svg:y2="12.241cm" draw:start-shape="id5" draw:start-glue-point="2" draw:end-shape="id7" draw:end-glue-point="1" svg:d="m11425 9530v2711h-915">
          <text:p/>
        </draw:connector>
        <draw:connector draw:style-name="gr5" draw:text-style-name="P6" draw:layer="layout" draw:line-skew="0cm -2.928cm" svg:x1="8.742cm" svg:y1="12.645cm" svg:x2="7.232cm" svg:y2="2.527cm" draw:start-shape="id7" draw:start-glue-point="2" draw:end-shape="id2" draw:end-glue-point="5" svg:d="m8742 12645v500h-5197v-10618h3687">
          <text:p/>
        </draw:connector>
        <draw:frame draw:style-name="gr6" draw:text-style-name="P8" draw:layer="layout" svg:width="1.069cm" svg:height="0.64cm" svg:x="7.302cm" svg:y="8.544cm">
          <draw:text-box>
            <text:p text:style-name="P7"><text:span text:style-name="T1">Yes</text:span></text:p>
          </draw:text-box>
        </draw:frame>
        <draw:frame draw:style-name="gr6" draw:text-style-name="P8" draw:layer="layout" svg:width="0.951cm" svg:height="0.64cm" svg:x="5.708cm" svg:y="9.705cm">
          <draw:text-box>
            <text:p text:style-name="P7"><text:span text:style-name="T1">No</text:span></text:p>
          </draw:text-box>
        </draw:frame>
        <draw:custom-shape draw:style-name="gr7" draw:text-style-name="P1" draw:id="id13" draw:layer="layout" svg:width="2.322cm" svg:height="2.114cm" svg:x="0.674cm" svg:y="1.68cm">
          <text:p text:style-name="P3"><text:span text:style-name="T3">Condor</text:span></text:p>
          <text:p text:style-name="P3"><text:span text:style-name="T3">Collector</text:span></text:p>
          <text:p text:style-name="P3"><text:span text:style-name="T3">(User Pool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id="id9" draw:layer="layout" svg:width="2.709cm" svg:height="1.671cm" svg:x="0.381cm" svg:y="8.037cm">
          <text:p text:style-name="P3"><text:span text:style-name="T3">Condor</text:span></text:p>
          <text:p text:style-name="P3"><text:span text:style-name="T3">Schedd</text:span></text:p>
          <text:p text:style-name="P3"><text:span text:style-name="T3">(User Pool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5.724cm" svg:y1="9.812cm" svg:x2="5.716cm" svg:y2="10.428cm" draw:start-shape="id6" draw:start-glue-point="6" draw:end-shape="id8" draw:end-glue-point="0" svg:d="m5724 9812-8 616">
          <text:p/>
        </draw:connector>
        <draw:connector draw:style-name="gr8" draw:text-style-name="P6" draw:layer="layout" svg:x1="1.735cm" svg:y1="8.037cm" svg:x2="6.657cm" svg:y2="7.252cm" draw:start-shape="id9" draw:start-glue-point="4" draw:end-shape="id10" draw:end-glue-point="3" svg:d="m1735 8037v-785h4922">
          <text:p/>
        </draw:connector>
        <draw:custom-shape draw:style-name="gr9" draw:text-style-name="P2" draw:id="id11" draw:layer="layout" svg:width="1.82cm" svg:height="1.016cm" svg:x="12.793cm" svg:y="0.381cm">
          <text:p text:style-name="P3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9" draw:id="id12" draw:layer="layout" svg:width="2.455cm" svg:height="1.016cm" svg:x="14.289cm" svg:y="10.278cm">
          <text:p text:style-name="P3"><text:span text:style-name="T4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6" draw:layer="layout" draw:type="line" svg:x1="12.974cm" svg:y1="0.888cm" svg:x2="10.193cm" svg:y2="0.867cm" draw:start-shape="id11" draw:start-glue-point="6" draw:end-shape="id1" draw:end-glue-point="1" svg:d="m12974 888-2781-21">
          <text:p/>
        </draw:connector>
        <draw:connector draw:style-name="gr12" draw:text-style-name="P6" draw:layer="layout" draw:type="line" svg:x1="13.01cm" svg:y1="9.126cm" svg:x2="14.533cm" svg:y2="10.785cm" draw:start-shape="id5" draw:start-glue-point="1" draw:end-shape="id12" draw:end-glue-point="6" svg:d="m13010 9126 1523 1659">
          <text:p/>
        </draw:connector>
        <draw:connector draw:style-name="gr8" draw:text-style-name="P6" draw:layer="layout" svg:x1="1.834cm" svg:y1="1.68cm" svg:x2="6.657cm" svg:y2="0.867cm" draw:start-shape="id13" draw:start-glue-point="4" draw:end-shape="id1" draw:end-glue-point="3" svg:d="m1834 1680v-813h4823">
          <text:p/>
        </draw:connector>
        <draw:connector draw:style-name="gr8" draw:text-style-name="P6" draw:layer="layout" svg:x1="6.974cm" svg:y1="12.467cm" svg:x2="1.736cm" svg:y2="11.809cm" draw:start-shape="id14" draw:start-glue-point="3" draw:end-shape="id15" draw:end-glue-point="6" svg:d="m6974 12467h-5238v-658">
          <text:p/>
        </draw:connector>
        <draw:custom-shape draw:style-name="gr7" draw:text-style-name="P1" draw:id="id15" draw:layer="layout" svg:width="2.709cm" svg:height="1.671cm" svg:x="0.382cm" svg:y="10.138cm">
          <text:p text:style-name="P3"><text:span text:style-name="T3">Condor</text:span></text:p>
          <text:p text:style-name="P3"><text:span text:style-name="T3">Collector</text:span></text:p>
          <text:p text:style-name="P3"><text:span text:style-name="T3">(WMS Poo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6" draw:layer="layout" draw:line-skew="-0.521cm -1.328cm 3.44cm" svg:x1="3.091cm" svg:y1="10.973cm" svg:x2="3.912cm" svg:y2="8.737cm" draw:start-shape="id15" draw:start-glue-point="7" draw:end-shape="id6" draw:end-glue-point="5" svg:d="m3091 10973h-20v9h249v-2245h5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297cm" fo:page-height="13.5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initial-creator>Igor Sfiligoi</meta:initial-creator>
    <meta:creation-date>2008-10-06T10:09:08</meta:creation-date>
    <dc:creator>Parag Mhashilkar</dc:creator>
    <dc:date>2010-02-28T20:59:07.12</dc:date>
    <meta:editing-cycles>9</meta:editing-cycles>
    <meta:editing-duration>PT01H50M43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